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4700b8"/>
    </style:style>
    <style:style style:name="P2" style:family="paragraph" style:parent-style-name="Standard">
      <style:text-properties fo:color="#4700b8"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variant="normal" fo:text-transform="none" fo:color="#008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fo:font-variant="normal" fo:text-transform="none" fo:color="#008000" style:font-name="Arial" fo:font-size="9pt" fo:letter-spacing="normal" fo:font-style="normal" fo:font-weight="normal"/>
    </style:style>
    <style:style style:name="P6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4700b8" style:font-name="Arial" fo:font-size="12pt" fo:letter-spacing="normal" fo:font-style="normal" fo:font-weight="normal" style:font-size-asian="12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8000"/>
    </style:style>
    <style:style style:name="T2" style:family="text">
      <style:text-properties fo:background-color="#008000"/>
    </style:style>
    <style:style style:name="T3" style:family="text">
      <style:text-properties fo:color="#000000" fo:background-color="#008000"/>
    </style:style>
    <style:style style:name="T4" style:family="text">
      <style:text-properties fo:font-variant="normal" fo:text-transform="none" fo:color="#008000" fo:font-size="9pt" fo:letter-spacing="normal" fo:font-style="normal" fo:font-weight="normal"/>
    </style:style>
    <style:style style:name="T5" style:family="text">
      <style:text-properties fo:font-variant="normal" fo:text-transform="none" fo:color="#008000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008000" style:font-name="Arial" fo:letter-spacing="normal" fo:font-style="normal" fo:font-weight="normal"/>
    </style:style>
    <style:style style:name="T7" style:family="text">
      <style:text-properties fo:font-variant="normal" fo:text-transform="none" fo:color="#4700b8" style:font-name="Arial" fo:letter-spacing="normal" fo:font-style="normal" fo:font-weight="normal"/>
    </style:style>
    <style:style style:name="T8" style:family="text">
      <style:text-properties fo:font-variant="normal" fo:text-transform="none" style:font-name="Arial" fo:letter-spacing="normal" fo:font-style="normal" fo:font-weight="normal"/>
    </style:style>
    <style:style style:name="T9" style:family="text">
      <style:text-properties fo:font-variant="normal" fo:text-transform="none" style:font-name="Arial" fo:letter-spacing="normal" fo:font-style="normal" fo:font-weight="normal" fo:background-color="#33cc66"/>
    </style:style>
    <style:style style:name="T10" style:family="text">
      <style:text-properties fo:color="#4700b8"/>
    </style:style>
    <style:style style:name="T11" style:family="text">
      <style:text-properties fo:background-color="#00b8ff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text:span text:style-name="T3">Digest</text:span><text:span text:style-name="T3"><office:annotation><dc:creator>Jasper Li</dc:creator><dc:date>2014-02-07T14:48:31</dc:date><text:p text:style-name="P8"><text:span text:style-name="T12">Digest /ˈdaɪdʒest/</text:span></text:p><text:p text:style-name="P8"><text:span text:style-name="T12">A summery of sth. </text:span><text:span text:style-name="T12">摘要。</text:span></text:p></office:annotation></text:span></text:p>
      <text:p text:style-name="Standard">(1)</text:p>
      <text:p text:style-name="Standard"><text:s text:c="12"/><office:annotation><dc:creator>Jasper Li</dc:creator><dc:date>2014-02-07T15:05:05</dc:date><text:p text:style-name="P8"><text:span text:style-name="T12">http://docs.oracle.com/javase/7/docs/api/java/security/MessageDigest.html</text:span></text:p></office:annotation><text:span text:style-name="T2">MessageDigest </text:span>digest = MessageDigest.getInstance("<office:annotation><dc:creator>Jasper Li</dc:creator><dc:date>2014-02-07T15:32:00</dc:date><text:p text:style-name="P8"><text:span text:style-name="T12">MD5</text:span></text:p><text:p text:style-name="P8"><text:span text:style-name="T12"><text:s/></text:span><text:span text:style-name="T12">The MD5 message-digest algorithm is a widely used cryptographic hash function producing a 128-bit hash value, typically expressed in text format as a 32 digit hexadecimal number.</text:span></text:p></office:annotation>MD5"); // ：</text:p>
      <text:p text:style-name="Standard"/>
      <text:p text:style-name="Standard"><text:span text:style-name="T10"><text:s text:c="12"/>MessageDigest digest = MessageDigest.getInstance("MD5"); //</text:span><text:span text:style-name="Source_20_Text"><text:span text:style-name="T4"> </text:span></text:span><text:span text:style-name="T5">Returns a MessageDigest object that implements the specified digest algorithm.</text:span></text:p>
      <text:p text:style-name="P1"/>
      <text:p text:style-name="P1"><text:s text:c="12"/>digest.reset();<text:tab/><text:tab/><text:tab/><text:span text:style-name="T1">//</text:span><text:span text:style-name="T5">Resets the digest for further use.</text:span></text:p>
      <text:p text:style-name="P1"><text:s text:c="12"/>digest.update(userName.getBytes()); <text:span text:style-name="T1">// </text:span><text:span text:style-name="T5">Updates the digest using the specified array of bytes.</text:span></text:p>
      <text:p text:style-name="P1"><text:s text:c="12"/>byte[] bytes = digest.digest(); <text:s text:c="4"/>//采用MD5对用户名进行Hash /<text:span text:style-name="T1">/ </text:span><text:span text:style-name="T5">Completes the hash computation by performing final operations such as padding.</text:span></text:p>
      <text:p text:style-name="P4"/>
      <text:list xml:id="list11044294781" text:style-name="L1">
        <text:list-item>
          <text:p text:style-name="P6">String Builder</text:p>
        </text:list-item>
      </text:list>
      <text:p text:style-name="P5"/>
      <text:p text:style-name="P3"><text:span text:style-name="T6"><text:s text:c="4"/></text:span><text:span text:style-name="T7">private static String toHexString(byte[] bytes, String separator) {</text:span></text:p>
      <text:p text:style-name="P2"><text:span text:style-name="T8"><text:s text:c="8"/>StringBuilder hexString = new </text:span><text:span text:style-name="T9">StringBuilder</text:span><text:span text:style-name="T8">();<text:tab/></text:span><text:span text:style-name="T6">// build a string from many small pieces. – &lt;&lt; Core Java &gt;&gt;</text:span></text:p>
      <text:p text:style-name="P7"><text:s text:c="8"/>for (byte b : bytes) {</text:p>
      <text:p text:style-name="P2"><text:span text:style-name="T8"><text:s text:c="12"/>String hex = </text:span><text:span text:style-name="T9">Integer.toHexString</text:span><text:span text:style-name="T8">(0xFF &amp; b); <text:s/></text:span></text:p>
      <text:p text:style-name="P7"><text:s text:c="12"/>if(hex.length() == 1){</text:p>
      <text:p text:style-name="P7"><text:s text:c="16"/>hexString.append('0');</text:p>
      <text:p text:style-name="P7"><text:s text:c="12"/>}</text:p>
      <text:p text:style-name="P7"><text:s text:c="12"/>hexString.append(hex).append(separator);</text:p>
      <text:p text:style-name="P7"><text:s text:c="8"/>}</text:p>
      <text:p text:style-name="P7"><text:s text:c="8"/>return hexString.toString();</text:p>
      <text:p text:style-name="P7"><text:s text:c="4"/>}</text:p>
      <text:p text:style-name="P7"/>
      <text:p text:style-name="P7">(3) 4.3 dex 文件格式</text:p>
      <text:p text:style-name="P7">file : dalvik/libdex/DexFile.h </text:p>
      <text:p text:style-name="P7">struct DexField<text:span text:style-name="T11">A</text:span><text:span text:style-name="T11"><office:annotation><dc:creator>Jasper Li</dc:creator><dc:date>2014-02-13T14:34:25</dc:date><text:p text:style-name="P9"><text:span text:style-name="T13">Annotation</text:span></text:p><text:p text:style-name="P9"><text:span text:style-name="T13">Annotate ['anəteɪt]</text:span></text:p><text:p text:style-name="P9"><text:span text:style-name="T13">Add notes to a text giving explanation.</text:span></text:p><text:p text:style-name="P9"><text:span text:style-name="T13"/></text:p></office:annotation></text:span><text:span text:style-name="T11">nnotation</text:span>sItem {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07T14:46:58</meta:creation-date>
    <meta:generator>LibreOffice/3.5$Linux_X86_64 LibreOffice_project/350m1$Build-2</meta:generator>
    <dc:date>2014-02-13T14:38:04</dc:date>
    <dc:creator>Jasper Li</dc:creator>
    <meta:editing-duration>PT2H30M36S</meta:editing-duration>
    <meta:editing-cycles>3</meta:editing-cycles>
    <meta:document-statistic meta:table-count="0" meta:image-count="0" meta:object-count="0" meta:page-count="1" meta:paragraph-count="22" meta:word-count="125" meta:character-count="1111" meta:non-whitespace-character-count="842"/>
  </office:meta>
</office:document-meta>
</file>